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64063440" text:id="ct10555316406344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64063648" text:id="ct1055531640636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64063856" text:id="ct1055531640638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64064064" text:id="ct1055531640640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64064272" text:id="ct10555316406427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64064480" text:id="ct10555316406448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64063440"/><text:change-start text:change-id="ct105553164063648"/>Adopt<text:change-end text:change-id="ct105553164063648"/>ed<text:change-start text:change-id="ct105553164063856"/> as a <text:change-end text:change-id="ct105553164063856"/>NMRA <text:change-start text:change-id="ct105553164064064"/>Standard<text:change-end text:change-id="ct105553164064064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64064272"/><text:change-start text:change-id="ct105553164064480"/>Version History<text:change-end text:change-id="ct10555316406448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5:51.500959857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x.x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6S</meta:editing-duration>
    <meta:generator>LibreOffice/4.4.0.3$MacOSX_X86_64 LibreOffice_project/de093506bcdc5fafd9023ee680b8c60e3e0645d7</meta:generator>
    <dc:date>2015-02-24T17:35:51.394050000</dc:date>
    <meta:printed-by>Bob Jacobsen</meta:printed-by>
    <meta:print-date>2010-09-15T08:46:04</meta:print-date>
    <meta:document-statistic meta:table-count="2" meta:image-count="0" meta:object-count="0" meta:page-count="1" meta:paragraph-count="13" meta:word-count="73" meta:character-count="434" meta:non-whitespace-character-count="367"/>
  </office:meta>
</office:document-meta>
</file>